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fo:font-style="italic" style:font-style-asian="italic"/>
    </style:style>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T8" style:parent-style-name="DefaultParagraphFont" style:family="text">
      <style:text-properties fo:background-color="#FFFFFF"/>
    </style:style>
    <style:style style:name="T9" style:parent-style-name="DefaultParagraphFont" style:family="text">
      <style:text-properties fo:background-color="#FFFFFF"/>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office:automatic-styles>
  <office:body>
    <office:text text:use-soft-page-breaks="true">
      <text:p text:style-name="P1">FrEee Modding Guide – QuadrantTypes.txt</text:p>
      <text:p text:style-name="Normal">QuadrantTypes.txt defines the various types of galaxies that players can choose from when starting a game of FrEee.<text:s/>Galaxies were called “quadrants” in Space Empires IV, so (to stay compatible with SE4 mods), the file is called QuadrantTypes.txt, not Galaxies.txt or GalaxyTypes.txt.<text:s/>Each entry in QuadrantTypes.txt defines a “galaxy template”, which contains the information needed to generate a random galaxy.</text:p>
      <text:h text:style-name="Heading1" text:outline-level="1">Fields<text:s/>in<text:s/>Each<text:s/>Record (data types in parentheses)</text:h>
      <text:h text:style-name="Heading2" text:outline-level="2">Name (string)</text:h>
      <text:p text:style-name="Normal">This is the name of the galaxy template. It will be displayed to the player when configuring a game.</text:p>
      <text:h text:style-name="Heading2" text:outline-level="2">Description (string)</text:h>
      <text:p text:style-name="Normal">This is a description of the galaxy template. It will be displayed to the player when configuring a game.</text:p>
      <text:h text:style-name="Heading2" text:outline-level="2">Min Dist Between Systems (integer)</text:h>
      <text:p text:style-name="Normal">This is the minimum number of empty spaces on the galaxy map between any two star systems. Note that this is the number of<text:s/><text:span text:style-name="T2">empty</text:span><text:s/>spaces, so a value of 1 would mean that no two star systems can be adjacent.</text:p>
      <text:h text:style-name="Heading2" text:outline-level="2">System Placement (enumerated)</text:h>
      <text:p text:style-name="Normal">This is the placement algorithm used to place star systems on the galaxy map. It must be one of the following values:</text:p>
      <text:list text:style-name="LFO1" text:continue-numbering="true">
        <text:list-item>
          <text:p text:style-name="P3">Random (places stars haphazardly)</text:p>
        </text:list-item>
        <text:list-item>
          <text:p text:style-name="P4">Clusters (places stars in small clusters)</text:p>
        </text:list-item>
        <text:list-item>
          <text:p text:style-name="P5">Spiral (places a large cluster of stars in the middle and fewer stars toward the edges, approximating a spiral galaxy)</text:p>
        </text:list-item>
        <text:list-item>
          <text:p text:style-name="P6">Diffuse (places stars roughly evenly spaced)</text:p>
        </text:list-item>
        <text:list-item>
          <text:p text:style-name="P7">Grid (places stars in a grid)</text:p>
        </text:list-item>
      </text:list>
      <text:h text:style-name="Heading2" text:outline-level="2"><text:span text:style-name="T8">Max Warp Points per Sys</text:span><text:s/>(integer)</text:h>
      <text:p text:style-name="Normal">This is the maximum number of warp points allowed per star system. Note that this limit may be overridden to ensure warp point connectivity.</text:p>
      <text:h text:style-name="Heading2" text:outline-level="2"><text:span text:style-name="T9">Min Angle Between WP</text:span><text:s/>(integer)</text:h>
      <text:p text:style-name="Normal">This is the minimum angle between warp point connections in any star system. (Essentially, decreasing the value allows warp points to be placed closer together, but allows for odd scenarios where getting<text:s/><text:soft-page-break/>from system A to system B can be achieved quicker by taking a detour through system C.) Note that this limit may be overridden to ensure warp point connectivity.</text:p>
      <text:h text:style-name="Heading2" text:outline-level="2">Type Name (string)</text:h>
      <text:p text:style-name="Normal">This specifies the name of a star system template (from SystemTypes.txt). For SE4 compatibility, this field can also be named<text:s/><text:span text:style-name="T10">Type<text:s/></text:span><text:span text:style-name="T11">1</text:span><text:span text:style-name="T12"><text:s/>Name</text:span>,<text:s/><text:span text:style-name="T13">Type 2 Name</text:span>, etc. with the number varying based on the order of the fields.</text:p>
      <text:h text:style-name="Heading2" text:outline-level="2">Type Chance (integer)</text:h>
      <text:p text:style-name="Normal">This specifies the chance (relative to other<text:s/><text:span text:style-name="T14">Type Chance<text:s/></text:span>fields) that the star system template specified by the preceding<text:s/><text:span text:style-name="T15">Type Name</text:span><text:s/>field will be used for any given star system. Like<text:s/><text:span text:style-name="T16">Type Name</text:span>, this field can also be specified with an ordinal number.</text:p>
      <text:h text:style-name="Heading1" text:outline-level="1">Legacy Fields</text:h>
      <text:p text:style-name="Normal">There are no legacy fields from SE4 that are ignored by FrEee in QuadrantTypes.tx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Ed</meta:initial-creator>
    <dc:creator>Ed</dc:creator>
    <meta:creation-date>2013-05-17T23:32:00Z</meta:creation-date>
    <dc:date>2013-05-18T03:34:00Z</dc:date>
    <meta:template xlink:href="Normal.dotm" xlink:type="simple"/>
    <meta:editing-cycles>15</meta:editing-cycles>
    <meta:editing-duration>PT14520S</meta:editing-duration>
    <meta:document-statistic meta:page-count="2" meta:paragraph-count="5" meta:word-count="385" meta:character-count="2575" meta:row-count="18" meta:non-whitespace-character-count="2195"/>
  </office:meta>
</office:document-meta>
</file>